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table:align="margins"/>
    </style:style>
    <style:style style:name="Table2.A" style:family="table-column">
      <style:table-column-properties style:column-width="4.637cm" style:rel-column-width="20866*"/>
    </style:style>
    <style:style style:name="Table2.B" style:family="table-column">
      <style:table-column-properties style:column-width="9.927cm" style:rel-column-width="44669*"/>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none"/>
    </style:style>
    <style:style style:name="Table2.A7"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Contents_20_1">
      <style:paragraph-properties>
        <style:tab-stops>
          <style:tab-stop style:position="0cm"/>
          <style:tab-stop style:position="3cm"/>
        </style:tab-stops>
      </style:paragraph-properties>
    </style:style>
    <style:style style:name="P28" style:family="paragraph" style:parent-style-name="Contents_20_2">
      <style:paragraph-properties>
        <style:tab-stops>
          <style:tab-stop style:position="0cm"/>
        </style:tab-stops>
      </style:paragraph-properties>
    </style:style>
    <style:style style:name="P29" style:family="paragraph" style:parent-style-name="List" style:list-style-name="L15"/>
    <style:style style:name="P30" style:family="paragraph" style:parent-style-name="List" style:list-style-name="L1">
      <style:paragraph-properties fo:margin-left="2.341cm" fo:margin-right="0cm" fo:text-indent="0cm" style:auto-text-indent="false"/>
    </style:style>
    <style:style style:name="P31" style:family="paragraph" style:parent-style-name="List" style:list-style-name="L11">
      <style:paragraph-properties fo:margin-left="2.341cm" fo:margin-right="0cm" fo:text-indent="0cm" style:auto-text-indent="false"/>
    </style:style>
    <style:style style:name="P32" style:family="paragraph" style:parent-style-name="List" style:list-style-name="L15">
      <style:paragraph-properties fo:margin-left="2.341cm" fo:margin-right="0cm" fo:text-indent="0cm" style:auto-text-indent="false"/>
    </style:style>
    <style:style style:name="P3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34" style:family="paragraph" style:parent-style-name="Heading_20_1" style:master-page-name="Standard">
      <style:paragraph-properties style:page-number="auto"/>
    </style:style>
    <style:style style:name="P35" style:family="paragraph" style:parent-style-name="Heading_20_1">
      <style:paragraph-properties fo:break-before="page"/>
    </style:style>
    <style:style style:name="P36" style:family="paragraph" style:parent-style-name="Standard" style:master-page-name="Index">
      <style:paragraph-properties style:page-number="auto"/>
    </style:style>
    <style:style style:name="P37" style:family="paragraph" style:parent-style-name="Standard">
      <style:paragraph-properties fo:break-before="page"/>
    </style:style>
    <style:style style:name="P38" style:family="paragraph" style:parent-style-name="Table_20_Contents" style:list-style-name="L2"/>
    <style:style style:name="P39" style:family="paragraph" style:parent-style-name="Table_20_Contents" style:list-style-name="L3"/>
    <style:style style:name="P40" style:family="paragraph" style:parent-style-name="Table_20_Contents" style:list-style-name="L4"/>
    <style:style style:name="P41" style:family="paragraph" style:parent-style-name="Table_20_Contents" style:list-style-name="L5"/>
    <style:style style:name="P42" style:family="paragraph" style:parent-style-name="Table_20_Contents" style:list-style-name="L6"/>
    <style:style style:name="P43" style:family="paragraph" style:parent-style-name="Table_20_Contents" style:list-style-name="L7"/>
    <style:style style:name="P44" style:family="paragraph" style:parent-style-name="Table_20_Contents" style:list-style-name="L8"/>
    <style:style style:name="P45" style:family="paragraph" style:parent-style-name="Table_20_Contents" style:list-style-name="L9"/>
    <style:style style:name="P46" style:family="paragraph" style:parent-style-name="Table_20_Contents" style:list-style-name="L10"/>
    <style:style style:name="P47" style:family="paragraph" style:parent-style-name="Table_20_Contents" style:list-style-name="L12"/>
    <style:style style:name="P48" style:family="paragraph" style:parent-style-name="Table_20_Contents" style:list-style-name="L13"/>
    <style:style style:name="P49" style:family="paragraph" style:parent-style-name="Table_20_Contents" style:list-style-name="L14"/>
    <style:style style:name="P50" style:family="paragraph" style:parent-style-name="Table_20_Contents" style:list-style-name="L16"/>
    <style:style style:name="P51" style:family="paragraph" style:parent-style-name="Table_20_Contents" style:list-style-name="L14">
      <style:text-properties fo:font-weight="normal" style:font-weight-asian="normal" style:font-weight-complex="normal"/>
    </style:style>
    <style:style style:name="P52" style:family="paragraph" style:parent-style-name="Table_20_Contents">
      <style:paragraph-properties fo:text-align="end" style:justify-single-word="false"/>
    </style:style>
    <style:style style:name="P5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54" style:family="paragraph" style:parent-style-name="Table_20_Contents">
      <style:paragraph-properties fo:margin-left="0.415cm" fo:margin-right="0.011cm" fo:text-indent="0cm" style:auto-text-indent="false">
        <style:tab-stops/>
      </style:paragraph-properties>
    </style:style>
    <style:style style:name="P55" style:family="paragraph" style:parent-style-name="Table_20_Contents" style:list-style-name="L14">
      <style:paragraph-properties fo:margin-left="0.415cm" fo:margin-right="0.011cm" fo:text-indent="0cm" style:auto-text-indent="false">
        <style:tab-stops/>
      </style:paragraph-properties>
    </style:style>
    <style:style style:name="P56" style:family="paragraph" style:parent-style-name="Table_20_Contents" style:list-style-name="L14">
      <style:paragraph-properties fo:margin-left="0.415cm" fo:margin-right="0.011cm" fo:text-indent="0cm" style:auto-text-indent="false"/>
    </style:style>
    <style:style style:name="P57" style:family="paragraph" style:parent-style-name="Heading_20_2">
      <style:paragraph-properties fo:break-before="page"/>
    </style:style>
    <style:style style:name="P58" style:family="paragraph" style:parent-style-name="Heading_20_2">
      <style:paragraph-properties fo:margin-left="3cm" fo:margin-right="0cm" fo:text-indent="0cm" style:auto-text-indent="false"/>
    </style:style>
    <style:style style:name="P59" style:family="paragraph" style:parent-style-name="Code">
      <style:paragraph-properties fo:margin-left="0cm" fo:margin-right="0cm" fo:text-indent="0cm" style:auto-text-indent="false"/>
    </style:style>
    <style:style style:name="P60"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6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style:font-name="Optima1"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2"/>
      <text:p text:style-name="P16">Scalable OpenGroupware.org (SOGo)<text:line-break/> – Inverse Edition 1.1.0</text:p>
      <text:p text:style-name="P13">Installation and Configuration Guide</text:p>
      <text:p text:style-name="P5"/>
      <text:p text:style-name="P36">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1.0 – October 2009</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6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Chapter 1<text:tab/>About this Guide <text:s text:c="2"/><text:tab/>3</text:p>
          <text:p text:style-name="P27">Chapter 2<text:tab/>Introduction <text:s text:c="2"/><text:tab/>4</text:p>
          <text:p text:style-name="P28">Architecture <text:s text:c="2"/><text:tab/>5</text:p>
          <text:p text:style-name="P27">Chapter 3<text:tab/>System Requirements <text:s text:c="2"/><text:tab/>6</text:p>
          <text:p text:style-name="P28">Assumptions <text:s text:c="2"/><text:tab/>6</text:p>
          <text:p text:style-name="P28">Minimum Hardware Requirements <text:s text:c="2"/><text:tab/>6</text:p>
          <text:p text:style-name="P28">Operating System Requirements <text:s text:c="2"/><text:tab/>8</text:p>
          <text:p text:style-name="P27">Chapter 4<text:tab/>Installation <text:s text:c="2"/><text:tab/>9</text:p>
          <text:p text:style-name="P28">Software Downloads <text:s text:c="2"/><text:tab/>9</text:p>
          <text:p text:style-name="P28">Software Installation <text:s text:c="2"/><text:tab/>9</text:p>
          <text:p text:style-name="P27">Chapter 5<text:tab/>Configuration <text:s text:c="2"/><text:tab/>10</text:p>
          <text:p text:style-name="P28">Overview and General Preferences <text:s text:c="2"/><text:tab/>10</text:p>
          <text:p text:style-name="P28">Authentication using LDAP <text:s text:c="2"/><text:tab/>13</text:p>
          <text:p text:style-name="P28">LDAP Attributes Indexing <text:s text:c="2"/><text:tab/>15</text:p>
          <text:p text:style-name="P28">Database Configuration <text:s text:c="2"/><text:tab/>16</text:p>
          <text:p text:style-name="P28">SMTP Server Configuration <text:s text:c="2"/><text:tab/>17</text:p>
          <text:p text:style-name="P28">IMAP Server Configuration <text:s text:c="2"/><text:tab/>17</text:p>
          <text:p text:style-name="P28">Web Interface Configuration <text:s text:c="2"/><text:tab/>18</text:p>
          <text:p text:style-name="P28">SOGo Configuration Summary <text:s text:c="2"/><text:tab/>19</text:p>
          <text:p text:style-name="P28">Apache Configuration <text:s text:c="2"/><text:tab/>20</text:p>
          <text:p text:style-name="P28">Starting Services <text:s text:c="2"/><text:tab/>21</text:p>
          <text:p text:style-name="P27">Chapter 6<text:tab/>Managing User Accounts <text:s text:c="2"/><text:tab/>22</text:p>
          <text:p text:style-name="P28">Creating the SOGo Administrative Account <text:s text:c="2"/><text:tab/>22</text:p>
          <text:p text:style-name="P28">Creating a User Account <text:s text:c="2"/><text:tab/>22</text:p>
          <text:p text:style-name="P27">Chapter 7<text:tab/>Funambol <text:s text:c="2"/><text:tab/>24</text:p>
          <text:p text:style-name="P27"><text:soft-page-break/>Chapter 8<text:tab/>Using SOGo <text:s text:c="2"/><text:tab/>26</text:p>
          <text:p text:style-name="P28">SOGo Web Interface <text:s text:c="2"/><text:tab/>26</text:p>
          <text:p text:style-name="P28">Mozilla Thunderbird and Lightning <text:s text:c="2"/><text:tab/>26</text:p>
          <text:p text:style-name="P28">Funambol / Mobile Devices <text:s text:c="2"/><text:tab/>27</text:p>
          <text:p text:style-name="P28">Apple iCal 3 <text:s text:c="2"/><text:tab/>28</text:p>
          <text:p text:style-name="P27">Chapter 9<text:tab/>Additional Information <text:s text:c="2"/><text:tab/>29</text:p>
          <text:p text:style-name="P27">Chapter 10<text:tab/>Commercial Support and Contact Information <text:s text:c="2"/><text:tab/>30</text:p>
          <text:p text:style-name="P27">Chapter 11<text:tab/>GNU Free Documentation License <text:s text:c="2"/><text:tab/>31</text:p>
        </text:index-body>
      </text:table-of-content>
      <text:p text:style-name="Standard"/>
      <text:h text:style-name="P34"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1.0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 to many thousand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57"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35" text:outline-level="1">System Requirements</text:h>
      <text:h text:style-name="Heading_20_2" text:outline-level="2">Assumptions</text:h>
      <text:p text:style-name="Standard">SOGo reuses many components in an infrastructure. Thus, it requires the following <text:s/>:</text:p>
      <text:list xml:id="list452937370" text:style-name="L1">
        <text:list-header>
          <text:p text:style-name="P30">❏<text:tab/>Database server (MySQL, PostgreSQL or Oracle)</text:p>
          <text:p text:style-name="P33">❏<text:tab/>LDAP server (OpenLDAP, Novell eDirectory, Microsoft Active Directory and others) if <text:line-break/><text:tab/>LDAP-based authentication is being used</text:p>
          <text:p text:style-name="P30">❏<text:tab/>SMTP server (Postfix, Sendmail and others)</text:p>
          <text:p text:style-name="P3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732987903" text:style-name="L2">
              <text:list-header>
                <text:p text:style-name="P38">◾ Intel or AMD CPU 1 GHz</text:p>
                <text:p text:style-name="P38">◾ 512 MB of RAM (without Funambol, 1 GB RAM otherwise)</text:p>
                <text:p text:style-name="P38">◾ 1 GB of disk space</text:p>
              </text:list-header>
            </text:list>
            <text:p text:style-name="Table_20_Contents"/>
            <text:p text:style-name="Table_20_Contents">Production</text:p>
            <text:list xml:id="list2051120388" text:style-name="L3">
              <text:list-header>
                <text:p text:style-name="P39">◾ Intel or AMD CPU 3 GHz</text:p>
              </text:list-header>
            </text:list>
            <text:list xml:id="list1669514753" text:style-name="L4">
              <text:list-header>
                <text:p text:style-name="P40">◾ 2048 MB of RAM</text:p>
              </text:list-header>
            </text:list>
            <text:list xml:id="list482989948" text:style-name="L3">
              <text:list-header>
                <text:p text:style-name="P3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409777250" text:style-name="L5">
              <text:list-header>
                <text:p text:style-name="P41">◾ Intel or AMD CPU 1.5 GHz</text:p>
              </text:list-header>
            </text:list>
            <text:list xml:id="list42840102" text:style-name="L6">
              <text:list-header>
                <text:p text:style-name="P42">◾ 1024x768 monitor resolution</text:p>
              </text:list-header>
            </text:list>
            <text:list xml:id="list503227850" text:style-name="L7">
              <text:list-header>
                <text:p text:style-name="P43">◾ 512 MB of RAM</text:p>
                <text:p text:style-name="P43">◾ 128 Kbps or higher network connection</text:p>
              </text:list-header>
            </text:list>
            <text:p text:style-name="Table_20_Contents"/>
            <text:p text:style-name="Table_20_Contents">Microsoft Windows</text:p>
            <text:list xml:id="list1579310153" text:style-name="L6">
              <text:list-header>
                <text:p text:style-name="P42">◾ Microsoft Windows XP SP2 or Vista</text:p>
              </text:list-header>
            </text:list>
            <text:p text:style-name="Table_20_Contents"/>
            <text:p text:style-name="Table_20_Contents">Apple Mac OS X</text:p>
            <text:list xml:id="list856528345" text:style-name="L8">
              <text:list-header>
                <text:p text:style-name="P44">◾ Apple Mac OS X 10.2 to 10.6</text:p>
                <text:p text:style-name="P44">◾ Apple Mac OS X 10.5 for iCal 3 support or Apple Mac OS X 10.6 for iCal 4 suppor</text:p>
              </text:list-header>
            </text:list>
            <text:p text:style-name="Table_20_Contents"/>
            <text:p text:style-name="Table_20_Contents">Linux</text:p>
            <text:list xml:id="list985663855" text:style-name="L9">
              <text:list-header>
                <text:p text:style-name="P4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60213308" text:style-name="L10">
              <text:list-header>
                <text:p text:style-name="P46">◾ Palm OS based devices with Synthesis SyncML Client</text:p>
                <text:p text:style-name="P46">◾ Research In Motion (RIM) BlackBerry devices with NextHaus SyncJe</text:p>
                <text:p text:style-name="P46">◾ Microsoft Windows Mobile PocketPC or SmartPhone with the Funambol client</text:p>
              </text:list-header>
            </text:list>
            <text:p text:style-name="Table_20_Contents"/>
            <text:list xml:id="list778735158" text:continue-numbering="true" text:style-name="L10">
              <text:list-header>
                <text:p text:style-name="P46">Apple iPhone / iPod using Apple iPhone OS 3.0 or 3.1.</text:p>
              </text:list-header>
            </text:list>
          </table:table-cell>
        </table:table-row>
      </table:table>
      <text:p text:style-name="Standard"/>
      <text:h text:style-name="P57" text:outline-level="2">Operating System Requirements</text:h>
      <text:p text:style-name="Standard">The following 32-bit and 64-bit operating systems are currently supported by SOGo :</text:p>
      <text:list xml:id="list1025017545" text:style-name="L11">
        <text:list-header>
          <text:p text:style-name="P31">❏<text:tab/>Red Hat Enterprise Linux 5.x Server</text:p>
          <text:p text:style-name="P31">❏<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35"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0">yum install sope49-gdl1-mysql</text:p>
      <text:p text:style-name="Standard">If you use Oracle Database (9i, 10g or 11g), proceed with the following command :</text:p>
      <text:p text:style-name="Code">yum install sope49-gdl1-oracle</text:p>
      <text:p text:style-name="P17"/>
      <text:p text:style-name="Standard">Once completed, SOGo will be fully installed on your server. You are now ready to configure it.</text:p>
      <text:h text:style-name="P3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252717862" text:style-name="L12">
              <text:list-header>
                <text:p text:style-name="P47">◾ YES – to use UTF-8 (recommended)</text:p>
                <text:p text:style-name="P47">◾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7">◾ YES – to use UTF-8 (recommended)</text:p>
                <text:p text:style-name="P47">◾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7">◾ YES – to use UTF-8 (recommended)</text:p>
                <text:p text:style-name="P47">◾ NO – to use ISO-8859-1</text:p>
              </text:list-header>
            </text:list>
          </table:table-cell>
        </table:table-row>
        <table:table-row>
          <table:table-cell table:style-name="Table25.A6" office:value-type="string">
            <text:p text:style-name="Table_20_Contents">SOGoDefaultLanguage</text:p>
          </table:table-cell>
          <table:table-cell table:style-name="Table25.A6"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750591796" text:style-name="L13">
              <text:list-header>
                <text:p text:style-name="P48">◾ English</text:p>
                <text:p text:style-name="P48">◾ French</text:p>
                <text:p text:style-name="P48">◾ German</text:p>
                <text:p text:style-name="P48"><text:soft-page-break/>◾ Hungarian</text:p>
                <text:p text:style-name="P48">◾ Italian</text:p>
                <text:p text:style-name="P48">◾ Russian</text:p>
                <text:p text:style-name="P48">◾ Spanish</text:p>
                <text:p text:style-name="P48">◾ Welsh</text:p>
              </text:list-header>
            </text:list>
          </table:table-cell>
        </table:table-row>
        <table:table-row>
          <table:table-cell table:style-name="Table25.A2" office:value-type="string">
            <text:p text:style-name="Table_20_Contents">WOApplicationRedirectURL</text:p>
          </table:table-cell>
          <table:table-cell table:style-name="Table25.A2" office:value-type="string">
            <text:p text:style-name="Table_20_Contents">This parameter <text:span text:style-name="T6">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row>
          <table:table-cell table:style-name="Table25.A1" office:value-type="string">
            <text:p text:style-name="Table_20_Contents">SOGoAppointmentSendEMailReceipts (optional)</text:p>
          </table:table-cell>
          <table:table-cell table:style-name="Table25.A1" office:value-type="string">
            <text:p text:style-name="Table_20_Contents">Parameter used to set whether SOGo sends or not email receipts to the organizer. Possible values are :</text:p>
            <text:list xml:id="list1567006753" text:style-name="L14">
              <text:list-header>
                <text:p text:style-name="P49">◾ YES – to send notifications</text:p>
                <text:p text:style-name="P49">◾ NO – to not send notifications</text:p>
                <text:p text:style-name="P49">Defaults to NO when unset.</text:p>
              </text:list-header>
            </text:list>
          </table:table-cell>
        </table:table-row>
        <table:table-row>
          <table:table-cell table:style-name="Table25.A6" office:value-type="string">
            <text:p text:style-name="Table_20_Contents">SOGoAppointmentSendEMailNotifications (optional)</text:p>
          </table:table-cell>
          <table:table-cell table:style-name="Table25.A6" office:value-type="string">
            <text:p text:style-name="Table_20_Contents">Parameter used to set whether SOGo sends or not email notifications to meeting participants. Possible values are :</text:p>
            <text:list xml:id="list1044512965" text:continue-numbering="true" text:style-name="L14">
              <text:list-header>
                <text:p text:style-name="P49">◾ YES – to send notifications</text:p>
                <text:p text:style-name="P49">◾ NO – to not send notifications</text:p>
                <text:p text:style-name="P49">Defaults to NO when unset.</text:p>
              </text:list-header>
            </text:list>
          </table:table-cell>
        </table:table-row>
        <table:table-row>
          <table:table-cell table:style-name="Table25.A2" office:value-type="string">
            <text:p text:style-name="Table_20_Contents">SOGoFoldersSendEMailNotifications (optional)</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 (optional)</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6" office:value-type="string">
            <text:p text:style-name="Table_20_Contents">SOGoCalendarDefaultRoles (optional)</text:p>
          </table:table-cell>
          <table:table-cell table:style-name="Table25.A6"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206129454" text:continue-numbering="true" text:style-name="L14">
              <text:list-header>
                <text:p text:style-name="P49">◾ Public</text:p>
                <text:p text:style-name="P49">◾ Confidential</text:p>
                <text:p text:style-name="P49">◾ Private</text:p>
                <text:p text:style-name="P49">And each string must end with one of those values:</text:p>
                <text:p text:style-name="P49">◾ Viewer</text:p>
                <text:p text:style-name="P49">◾ DAndTViewer</text:p>
                <text:p text:style-name="P49">◾ Modifier</text:p>
                <text:p text:style-name="P49">◾ Responder</text:p>
                <text:p text:style-name="P49">The array can also contain one or many of the following strings:</text:p>
              </text:list-header>
            </text:list>
            <text:p text:style-name="Table_20_Contents">◾ ObjectCreator</text:p>
            <text:p text:style-name="Table_20_Contents"><text:soft-page-break/>◾ ObjectEraser</text:p>
            <text:p text:style-name="Table_20_Contents">Example: <text:span text:style-name="T5">SOGoCalendarDefaultRoles = ("ObjectCreator", "PublicViewer");</text:span></text:p>
          </table:table-cell>
        </table:table-row>
        <table:table-row>
          <table:table-cell table:style-name="Table25.A6" office:value-type="string">
            <text:p text:style-name="Table_20_Contents">SOGoContactsDefaultRoles (optional)</text:p>
          </table:table-cell>
          <table:table-cell table:style-name="Table25.A6"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6" office:value-type="string">
            <text:p text:style-name="Table_20_Contents">WOPort (optional)</text:p>
          </table:table-cell>
          <table:table-cell table:style-name="Table25.A6" office:value-type="string">
            <text:p text:style-name="Table_20_Contents">The TCP port used by the SOGo daemon. Defaults to <text:span text:style-name="T2">20000</text:span> when unset.</text:p>
          </table:table-cell>
        </table:table-row>
      </table:table>
      <text:p text:style-name="Standard"/>
      <text:h text:style-name="P58" text:outline-level="2">Authentication using LDAP</text:h>
      <text:p text:style-name="Standard">SOGo requires a LDAP server to authenticate users and, if required, to provide global address books. SOGo can also use an SQL backend for this purpose. If you do not plan to use LDAP, see the section <text:span text:style-name="T9">Authentication using SQL</text:span> later in this document.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
      <text:p text:style-name="P37">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text:span text:style-name="T7">Parameter used to specify the method used to authenticate users. Specify </text:span><text:span text:style-name="Code_20__28_inline_29_">LDAP</text:span><text:span text:style-name="Code_20__28_inline_29_"><text:span text:style-name="T7"> for LDAP-based authentication</text:span></text:span><text:span text:style-name="T7">. If not specified, </text:span><text:span text:style-name="Code_20__28_inline_29_">LDAP</text:span><text:span text:style-name="T7"> will be assumed.</text:span></text:p>
          </table:table-cell>
        </table:table-row>
        <table:table-row>
          <table:table-cell table:style-name="Table26.A2" office:value-type="string">
            <text:p text:style-name="Table_20_Contents">SOGoUserSources</text:p>
          </table:table-cell>
          <table:table-cell table:style-name="Table26.A2" office:value-type="string">
            <text:p text:style-name="Table_20_Contents">Parameter used to set the LDAP (or SQL) sources used for authentication and global address books. Multiple sources can be specified as an array of dictionaries. Possible values within <text:soft-page-break/>each dictionary of the <text:span text:style-name="T2">SOGoUserSources</text:span> array are :</text:p>
          </table:table-cell>
        </table:table-row>
        <table:table-row>
          <table:table-cell table:style-name="Table26.A2" office:value-type="string">
            <text:p text:style-name="P15">id</text:p>
          </table:table-cell>
          <table:table-cell table:style-name="Table26.A2" office:value-type="string">
            <text:p text:style-name="P25">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5">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5">the field that starts a user DN</text:p>
          </table:table-cell>
        </table:table-row>
        <table:table-row>
          <table:table-cell table:style-name="Table26.A2" office:value-type="string">
            <text:p text:style-name="P15">UIDFieldName</text:p>
          </table:table-cell>
          <table:table-cell table:style-name="Table26.A2" office:value-type="string">
            <text:p text:style-name="P24">the field that returns the login name</text:p>
          </table:table-cell>
        </table:table-row>
        <table:table-row>
          <table:table-cell table:style-name="Table26.A2" office:value-type="string">
            <text:p text:style-name="P15">MailFieldNames (optional)</text:p>
          </table:table-cell>
          <table:table-cell table:style-name="Table26.A2" office:value-type="string">
            <text:p text:style-name="P24">the fields that returns the user's email addresses (defaults to <text:span text:style-name="Code_20__28_inline_29_">mail</text:span> when unset)</text:p>
          </table:table-cell>
        </table:table-row>
        <table:table-row>
          <table:table-cell table:style-name="Table26.A2" office:value-type="string">
            <text:p text:style-name="P15">IMAPHostFieldName (optional)</text:p>
          </table:table-cell>
          <table:table-cell table:style-name="Table26.A2" office:value-type="string">
            <text:p text:style-name="P24">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4">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4">the LDAP filter</text:p>
          </table:table-cell>
        </table:table-row>
        <table:table-row>
          <table:table-cell table:style-name="Table26.A2" office:value-type="string">
            <text:p text:style-name="P15">scope (optional)</text:p>
          </table:table-cell>
          <table:table-cell table:style-name="Table26.A2" office:value-type="string">
            <text:p text:style-name="P24">either BASE, ONE or SUB</text:p>
          </table:table-cell>
        </table:table-row>
        <table:table-row>
          <table:table-cell table:style-name="Table26.A2" office:value-type="string">
            <text:p text:style-name="P15">bindDN</text:p>
          </table:table-cell>
          <table:table-cell table:style-name="Table26.A2" office:value-type="string">
            <text:p text:style-name="P24">the DN of the login name to user for binding to your server</text:p>
          </table:table-cell>
        </table:table-row>
        <table:table-row>
          <table:table-cell table:style-name="Table26.A2" office:value-type="string">
            <text:p text:style-name="P15">bindPassword</text:p>
          </table:table-cell>
          <table:table-cell table:style-name="Table26.A2" office:value-type="string">
            <text:p text:style-name="P24">its password</text:p>
          </table:table-cell>
        </table:table-row>
        <table:table-row>
          <table:table-cell table:style-name="Table26.A2" office:value-type="string">
            <text:p text:style-name="P15">bindFields (optional)</text:p>
          </table:table-cell>
          <table:table-cell table:style-name="Table26.A2" office:value-type="string">
            <text:p text:style-name="P24">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4">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4">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4">either SSL or STARTTLS</text:p>
          </table:table-cell>
        </table:table-row>
        <table:table-row>
          <table:table-cell table:style-name="Table26.A2" office:value-type="string">
            <text:p text:style-name="P15">canAuthenticate</text:p>
          </table:table-cell>
          <table:table-cell table:style-name="Table26.A2" office:value-type="string">
            <text:p text:style-name="P24">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4">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4">if set as an address book, the human identification name of the LDAP repository</text:p>
          </table:table-cell>
        </table:table-row>
        <table:table-row>
          <table:table-cell table:style-name="Table26.A2" office:value-type="string">
            <text:p text:style-name="P15">ModulesConstraints (optional)</text:p>
          </table:table-cell>
          <table:table-cell table:style-name="Table26.A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26.A1" office:value-type="string">
            <text:p text:style-name="Table_20_Contents">SOGoLDAPQueryLimit (optional)</text:p>
          </table:table-cell>
          <table:table-cell table:style-name="Table26.A1"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1987189791" text:style-name="L15">
        <text:list-header>
          <text:p text:style-name="P32">❏<text:tab/>givenName</text:p>
          <text:p text:style-name="P32">❏<text:tab/>cn</text:p>
          <text:p text:style-name="P32">❏<text:tab/>mail</text:p>
          <text:p text:style-name="P32">❏<text:tab/>sn</text:p>
          <text:p text:style-name="P29"/>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ext:soft-page-break/>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4">oracle://sogo:sogo@localhost:1526/sogo/sogo_folder_info</text:p>
          </table:table-cell>
        </table:table-row>
      </table:table>
      <text:p text:style-name="P7"/>
      <text:p text:style-name="P11">Make sure that your PostgreSQL server has TCP/IP connections support enabled.</text:p>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row>
          <table:table-cell table:style-name="Table2.A1" office:value-type="string">
            <text:p text:style-name="Table_20_Contents">SOGoAuthenticationMethod</text:p>
          </table:table-cell>
          <table:table-cell table:style-name="Table2.A1" office:value-type="string">
            <text:p text:style-name="Table_20_Contents">Parameter used to specify the method used to authenticate users. Specify <text:span text:style-name="Code_20__28_inline_29_">SQL</text:span><text:span text:style-name="Code_20__28_inline_29_"><text:span text:style-name="T7"> for SQL-based authentication</text:span></text:span><text:span text:style-name="T7">.</text:span></text:p>
          </table:table-cell>
        </table:table-row>
        <table:table-row>
          <table:table-cell table:style-name="Table2.A2" office:value-type="string">
            <text:p text:style-name="Table_20_Contents">SOGoUserSources</text:p>
          </table:table-cell>
          <table:table-cell table:style-name="Table2.A2" office:value-type="string">
            <text:p text:style-name="Table_20_Contents">Parameter used to set the LDAP or SQL sources used for authentication and global address books. Multiple sources can be specified as an array of dictionaries. Possible values within each dictionary of the <text:span text:style-name="T2">SOGoUserSources</text:span> array are :</text:p>
          </table:table-cell>
        </table:table-row>
        <table:table-row>
          <table:table-cell table:style-name="Table2.A2" office:value-type="string">
            <text:p text:style-name="P15">id</text:p>
          </table:table-cell>
          <table:table-cell table:style-name="Table2.A2" office:value-type="string">
            <text:p text:style-name="P25">the identification name of the SQL repository</text:p>
          </table:table-cell>
        </table:table-row>
        <table:table-row>
          <table:table-cell table:style-name="Table2.A2" office:value-type="string">
            <text:p text:style-name="P15">viewURL</text:p>
          </table:table-cell>
          <table:table-cell table:style-name="Table2.A2" office:value-type="string">
            <text:p text:style-name="P54">database URL of the view used by SOGo. The view expects columns to be present. Required columns are :</text:p>
            <text:list xml:id="list927646622" text:continue-list="list1206129454" text:style-name="L14">
              <text:list-header>
                <text:p text:style-name="P56">◾ <text:span text:style-name="T5">c_uid</text:span> : will be used for authentication – it's a username or username@domain.tld</text:p>
                <text:p text:style-name="P56">◾ <text:span text:style-name="T5">c_name</text:span> : will be used to uniquely identify entries – which can be identical to c_uid </text:p>
                <text:p text:style-name="P56">◾ <text:span text:style-name="T5">c_password</text:span> : password of the user, plain text or md5 encoded </text:p>
                <text:p text:style-name="P56">◾ <text:span text:style-name="T5">c_cn</text:span> : the user's common name</text:p>
                <text:p text:style-name="P56">◾ <text:span text:style-name="T5">mail</text:span> : the user's email address</text:p>
                <text:p text:style-name="P55"/>
                <text:p text:style-name="P55">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table-cell table:style-name="Table2.A2" office:value-type="string">
            <text:p text:style-name="P15">userPasswordAlgorithm</text:p>
          </table:table-cell>
          <table:table-cell table:style-name="Table2.A2" office:value-type="string">
            <text:p text:style-name="P25">The algorithm used for password encryption. Possible values are <text:span text:style-name="T5">none</text:span> and <text:span text:style-name="T5">md5</text:span>.</text:p>
          </table:table-cell>
        </table:table-row>
        <table:table-row>
          <table:table-cell table:style-name="Table2.A2" office:value-type="string">
            <text:p text:style-name="P15">canAuthenticate</text:p>
          </table:table-cell>
          <table:table-cell table:style-name="Table2.A2" office:value-type="string">
            <text:p text:style-name="P24">If set to <text:span text:style-name="Code_20__28_inline_29_">YES</text:span>, this SQL source is used for authentication</text:p>
          </table:table-cell>
        </table:table-row>
        <text:soft-page-break/>
        <table:table-row>
          <table:table-cell table:style-name="Table2.A7" office:value-type="string">
            <text:p text:style-name="P15">isAddressBook</text:p>
          </table:table-cell>
          <table:table-cell table:style-name="Table2.A7" office:value-type="string">
            <text:p text:style-name="P24">if set to YES, this SQL source is used as a shared address book</text:p>
          </table:table-cell>
        </table:table-row>
        <table:table-row>
          <table:table-cell table:style-name="Table2.A7" office:value-type="string">
            <text:p text:style-name="P15">displayName (optional)</text:p>
          </table:table-cell>
          <table:table-cell table:style-name="Table2.A7" office:value-type="string">
            <text:p text:style-name="P24">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id = directory;</text:p>
      <text:p text:style-name="Code"><text:s text:c="4"/>type = sql;</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929794474" text:style-name="L16">
              <text:list-header>
                <text:p text:style-name="P50"><text:span text:style-name="Code_20__28_inline_29_">◾ sendmail</text:span> – to use /usr/sbin/sendmail</text:p>
                <text:p text:style-name="P50"><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text:soft-page-break/>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9">◾ YES</text:p>
                <text:p text:style-name="P49">◾ NO</text:p>
                <text:p text:style-name="P51">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981039658" text:continue-numbering="true" text:style-name="L14">
              <text:list-header>
                <text:p text:style-name="P49">◾ YES</text:p>
                <text:p text:style-name="P49">◾ NO</text:p>
                <text:p text:style-name="P51">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50">Parameter used to specify which RFC the IMAP server implements with respect to ACLs. Possible values are :</text:p>
                <text:p text:style-name="P5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9">◾ YES</text:p>
                <text:p text:style-name="P49">◾ NO</text:p>
                <text:p text:style-name="P49"><text:soft-page-break/>Defaults to NO when unset.</text:p>
              </text:list-header>
            </text:list>
          </table:table-cell>
        </table:table-row>
        <table:table-row>
          <table:table-cell table:style-name="Table28.A7" office:value-type="string">
            <text:p text:style-name="Table_20_Contents">SOGoForceIMAPLoginWithEmai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355126195" text:continue-numbering="true" text:style-name="L14">
              <text:list-header>
                <text:p text:style-name="P49">◾ YES</text:p>
                <text:p text:style-name="P49">◾ NO</text:p>
                <text:p text:style-name="P49">Defaults to NO when unset.</text:p>
              </text:list-header>
            </text:list>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356961629" text:continue-list="list317216539" text:style-name="L16">
              <text:list-header>
                <text:p text:style-name="P50"><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 </text:span>when unset.</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1"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A2" office:value-type="string">
            <text:p text:style-name="Table_20_Contents">SOGoVacationEnabled (optional)</text:p>
          </table:table-cell>
          <table:table-cell table:style-name="Table1.A2" office:value-type="string">
            <text:p text:style-name="Table_20_Contents">Parameter used to activate the edition from the preferences window of a vacation message. Requires Sieve script support on the IMAP host.</text:p>
          </table:table-cell>
        </table:table-row>
        <text:soft-page-break/>
        <table:table-row>
          <table:table-cell table:style-name="Table1.A2" office:value-type="string">
            <text:p text:style-name="Table_20_Contents">SOGoForwardEnabled (optional)</text:p>
          </table:table-cell>
          <table:table-cell table:style-name="Table1.A2" office:value-type="string">
            <text:p text:style-name="Table_20_Contents">Parameter used to activate the edition from the preferences window of a forwarding email address. Requires Sieve script support on the IMAP host.</text:p>
          </table:table-cell>
        </table:table-row>
        <table:table-row>
          <table:table-cell table:style-name="Table1.A2" office:value-type="string">
            <text:p text:style-name="Table_20_Contents">SOGoDayStartTime (user configurable)</text:p>
          </table:table-cell>
          <table:table-cell table:style-name="Table1.A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Table_20_Contents">SOGoDayEndTime (user configurable)</text:p>
          </table:table-cell>
          <table:table-cell table:style-name="Table1.A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Table_20_Contents">SOGoFirstDayOfWeek (user configurable)</text:p>
          </table:table-cell>
          <table:table-cell table:style-name="Table1.A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Table_20_Contents">SOGoTimeFormat (user configurable)</text:p>
          </table:table-cell>
          <table:table-cell table:style-name="Table1.A2" office:value-type="string">
            <text:p text:style-name="Table_20_Contents">The format used to display time in the timeline of the day and week views. The following symbols can be used within the definition :</text:p>
            <text:list xml:id="list1140329809" text:continue-numbering="true" text:style-name="L16">
              <text:list-header>
                <text:p text:style-name="P50"><text:span text:style-name="Code_20__28_inline_29_"><text:span text:style-name="Code_20__28_inline_29_">◾ %H </text:span></text:span>: hour (00..23)</text:p>
                <text:p text:style-name="P50"><text:span text:style-name="Code_20__28_inline_29_">◾ %I </text:span>: hour (00..12)</text:p>
                <text:p text:style-name="P50"><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Table_20_Contents">SOGoMailMessageForwarding (user configurable)</text:p>
          </table:table-cell>
          <table:table-cell table:style-name="Table1.A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Table_20_Contents">SOGoMailReplyPlacement (user configurable)</text:p>
          </table:table-cell>
          <table:table-cell table:style-name="Table1.A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low</text:span></text:p>
            <text:p text:style-name="Table_20_Contents">Defaults to <text:span text:style-name="Code_20__28_inline_29_">bellow.</text:span></text:p>
          </table:table-cell>
        </table:table-row>
        <table:table-row>
          <table:table-cell table:style-name="Table1.A2" office:value-type="string">
            <text:p text:style-name="Table_20_Contents">SOGoMailSignaturePlacement (user configurable)</text:p>
          </table:table-cell>
          <table:table-cell table:style-name="Table1.A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low</text:span></text:p>
            <text:p text:style-name="Table_20_Contents">Defaults to <text:span text:style-name="Code_20__28_inline_29_">bellow.</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soft-page-break/><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User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text:soft-page-break/>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3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21"/>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57"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3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5"/>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09 Inverse inc.<text:tab/><text:chapter text:display="name" text:outline-level="1">System Requirements</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114</meta:editing-cycles>
    <meta:editing-duration>PT82H51M00S</meta:editing-duration>
    <dc:date>2009-10-26T10:47:19</dc:date>
    <meta:document-statistic meta:table-count="9" meta:image-count="3" meta:object-count="0" meta:page-count="35" meta:paragraph-count="679" meta:word-count="5906" meta:character-count="39111"/>
    <meta:user-defined meta:name="Info 1"/>
    <meta:user-defined meta:name="Info 2"/>
    <meta:user-defined meta:name="Info 3"/>
    <meta:user-defined meta:name="Info 4"/>
  </office:meta>
</office:document-meta>
</file>